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2dd13" officeooo:paragraph-rsid="0012dd13"/>
    </style:style>
    <style:style style:name="P2" style:family="paragraph" style:parent-style-name="Standard">
      <style:text-properties fo:font-weight="bold" officeooo:rsid="00140077" officeooo:paragraph-rsid="00140077" style:font-weight-asian="bold" style:font-weight-complex="bold"/>
    </style:style>
    <style:style style:name="P3" style:family="paragraph" style:parent-style-name="Standard">
      <style:text-properties style:font-name="Liberation Serif1" fo:font-weight="bold" officeooo:rsid="0014773d" officeooo:paragraph-rsid="0014773d" style:font-weight-asian="bold" style:font-weight-complex="bold"/>
    </style:style>
    <style:style style:name="P4" style:family="paragraph" style:parent-style-name="Standard">
      <style:text-properties style:font-name="Liberation Serif1" fo:font-style="normal" fo:font-weight="normal" officeooo:rsid="0014290c" officeooo:paragraph-rsid="0014290c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Liberation Serif1" fo:font-style="normal" fo:font-weight="normal" officeooo:rsid="0014773d" officeooo:paragraph-rsid="0014773d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Liberation Serif1" fo:font-style="normal" fo:font-weight="bold" officeooo:rsid="00188f8b" officeooo:paragraph-rsid="00188f8b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140077" officeooo:paragraph-rsid="00140077" style:font-weight-asian="bold" style:font-weight-complex="bold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fo:font-weight="normal" officeooo:rsid="00140077" officeooo:paragraph-rsid="00140077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40077" officeooo:paragraph-rsid="00140077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4290c" officeooo:paragraph-rsid="0014290c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fo:font-weight="normal" officeooo:rsid="00140077" officeooo:paragraph-rsid="00140077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fo:font-weight="normal" officeooo:rsid="0014290c" officeooo:paragraph-rsid="0014290c" style:font-style-asian="normal" style:font-weight-asian="normal" style:font-style-complex="normal" style:font-weight-complex="normal"/>
    </style:style>
    <style:style style:name="P13" style:family="paragraph" style:parent-style-name="Table_20_Contents">
      <style:text-properties style:font-name="Liberation Serif1" fo:font-weight="bold" officeooo:rsid="002be6d3" officeooo:paragraph-rsid="002be6d3" style:font-weight-asian="bold" style:font-weight-complex="bold"/>
    </style:style>
    <style:style style:name="P14" style:family="paragraph" style:parent-style-name="Table_20_Contents">
      <style:text-properties style:font-name="Liberation Serif1" officeooo:rsid="002be6d3" officeooo:paragraph-rsid="002be6d3"/>
    </style:style>
    <style:style style:name="P15" style:family="paragraph" style:parent-style-name="Standard" style:list-style-name="L1">
      <style:text-properties style:font-name="Liberation Serif1" fo:font-weight="bold" officeooo:rsid="0014290c" officeooo:paragraph-rsid="0014290c" style:font-weight-asian="bold" style:font-weight-complex="bold"/>
    </style:style>
    <style:style style:name="P16" style:family="paragraph" style:parent-style-name="Standard" style:list-style-name="L1">
      <style:text-properties style:font-name="Liberation Serif1" fo:font-style="normal" fo:font-weight="normal" officeooo:rsid="0014290c" officeooo:paragraph-rsid="0014290c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style:text-properties style:font-name="Liberation Serif1" fo:font-style="normal" fo:font-weight="normal" officeooo:rsid="00188f8b" officeooo:paragraph-rsid="00188f8b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text-properties style:font-name="Liberation Serif1" fo:font-style="normal" fo:font-weight="normal" officeooo:rsid="001a1ba2" officeooo:paragraph-rsid="001a1ba2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text-properties style:font-name="Liberation Serif1" fo:font-style="normal" style:text-underline-style="none" fo:font-weight="normal" officeooo:rsid="001bdcf7" officeooo:paragraph-rsid="001bdcf7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text-properties style:font-name="Liberation Serif1" fo:font-style="normal" style:text-underline-style="none" fo:font-weight="normal" officeooo:rsid="001dc043" officeooo:paragraph-rsid="001dc043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text-properties style:font-name="Liberation Serif1" fo:font-style="normal" style:text-underline-style="none" fo:font-weight="normal" officeooo:rsid="001e23bf" officeooo:paragraph-rsid="001e23bf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style:font-name="Liberation Serif1" fo:font-style="normal" style:text-underline-style="none" fo:font-weight="normal" officeooo:rsid="0020cdfe" officeooo:paragraph-rsid="0020cdfe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text-properties style:font-name="Liberation Serif1" fo:font-style="normal" style:text-underline-style="none" fo:font-weight="normal" officeooo:rsid="0024db6f" officeooo:paragraph-rsid="0024db6f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style:font-name="Liberation Serif1" fo:font-style="normal" style:text-underline-style="none" fo:font-weight="normal" officeooo:rsid="0025a919" officeooo:paragraph-rsid="0025a919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text-properties style:font-name="Liberation Serif1" fo:font-style="normal" style:text-underline-style="none" fo:font-weight="normal" officeooo:rsid="00273351" officeooo:paragraph-rsid="00273351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text-properties style:font-name="Liberation Serif1" fo:font-style="normal" style:text-underline-style="none" fo:font-weight="normal" officeooo:rsid="00284736" officeooo:paragraph-rsid="00284736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erif1" fo:font-style="normal" style:text-underline-style="none" fo:font-weight="normal" officeooo:rsid="00284736" officeooo:paragraph-rsid="00284736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Liberation Serif1" fo:font-style="normal" style:text-underline-style="none" fo:font-weight="bold" officeooo:rsid="002af9a1" officeooo:paragraph-rsid="002af9a1" style:font-style-asian="normal" style:font-weight-asian="bold" style:font-style-complex="normal" style:font-weight-complex="bold"/>
    </style:style>
    <style:style style:name="P29" style:family="paragraph" style:parent-style-name="Standard" style:list-style-name="L4">
      <style:text-properties style:font-name="Liberation Serif1" fo:font-style="normal" style:text-underline-style="none" fo:font-weight="bold" officeooo:rsid="002af9a1" officeooo:paragraph-rsid="002af9a1" style:font-style-asian="normal" style:font-weight-asian="bold" style:font-style-complex="normal" style:font-weight-complex="bold"/>
    </style:style>
    <style:style style:name="P30" style:family="paragraph" style:parent-style-name="Standard" style:list-style-name="L4">
      <style:text-properties style:font-name="Liberation Serif1" fo:font-style="normal" style:text-underline-style="none" fo:font-weight="bold" officeooo:rsid="002be6d3" officeooo:paragraph-rsid="002be6d3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font-name="Liberation Serif1" fo:font-style="normal" style:text-underline-style="none" fo:font-weight="bold" officeooo:rsid="002be6d3" officeooo:paragraph-rsid="002be6d3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font-name="Liberation Serif1" fo:font-style="normal" style:text-underline-style="none" fo:font-weight="bold" officeooo:rsid="002d5450" officeooo:paragraph-rsid="002d5450" style:font-style-asian="normal" style:font-weight-asian="bold" style:font-style-complex="normal" style:font-weight-complex="bold"/>
    </style:style>
    <style:style style:name="P33" style:family="paragraph" style:parent-style-name="Standard" style:list-style-name="L5">
      <style:text-properties style:font-name="Liberation Serif1" fo:font-style="normal" style:text-underline-style="none" fo:font-weight="bold" officeooo:rsid="002d5450" officeooo:paragraph-rsid="002d5450" style:font-style-asian="normal" style:font-weight-asian="bold" style:font-style-complex="normal" style:font-weight-complex="bold"/>
    </style:style>
    <style:style style:name="P34" style:family="paragraph" style:parent-style-name="Standard" style:list-style-name="L5">
      <style:text-properties style:font-name="Liberation Serif1" fo:font-style="normal" style:text-underline-style="none" fo:font-weight="bold" officeooo:rsid="002f177a" officeooo:paragraph-rsid="002f177a" style:font-style-asian="normal" style:font-weight-asian="bold" style:font-style-complex="normal" style:font-weight-complex="bold"/>
    </style:style>
    <style:style style:name="P35" style:family="paragraph" style:parent-style-name="Standard">
      <style:text-properties style:font-name="Liberation Serif1" fo:font-style="normal" style:text-underline-style="none" fo:font-weight="bold" officeooo:rsid="002f177a" officeooo:paragraph-rsid="002f177a" style:font-style-asian="normal" style:font-weight-asian="bold" style:font-style-complex="normal" style:font-weight-complex="bold"/>
    </style:style>
    <style:style style:name="P36" style:family="paragraph" style:parent-style-name="Standard" style:list-style-name="L6">
      <style:text-properties style:font-name="Liberation Serif1" fo:font-style="normal" style:text-underline-style="none" fo:font-weight="bold" officeooo:rsid="002f177a" officeooo:paragraph-rsid="002f177a" style:font-style-asian="normal" style:font-weight-asian="bold" style:font-style-complex="normal" style:font-weight-complex="bold"/>
    </style:style>
    <style:style style:name="P37" style:family="paragraph" style:parent-style-name="Standard" style:list-style-name="L6">
      <style:text-properties style:font-name="Liberation Serif1" fo:font-style="normal" style:text-underline-style="none" fo:font-weight="bold" officeooo:rsid="0030d9ff" officeooo:paragraph-rsid="0030d9ff" style:font-style-asian="normal" style:font-weight-asian="bold" style:font-style-complex="normal" style:font-weight-complex="bold"/>
    </style:style>
    <style:style style:name="P38" style:family="paragraph" style:parent-style-name="Standard" style:list-style-name="L6">
      <style:text-properties style:font-name="Liberation Serif1" fo:font-style="normal" style:text-underline-style="none" fo:font-weight="bold" officeooo:rsid="003170cc" officeooo:paragraph-rsid="003170cc" style:font-style-asian="normal" style:font-weight-asian="bold" style:font-style-complex="normal" style:font-weight-complex="bold"/>
    </style:style>
    <style:style style:name="P39" style:family="paragraph" style:parent-style-name="Standard" style:list-style-name="L6">
      <style:text-properties style:font-name="Liberation Serif1" fo:font-style="normal" style:text-underline-style="none" fo:font-weight="bold" officeooo:rsid="00329aec" officeooo:paragraph-rsid="00329aec" style:font-style-asian="normal" style:font-weight-asian="bold" style:font-style-complex="normal" style:font-weight-complex="bold"/>
    </style:style>
    <style:style style:name="P40" style:family="paragraph" style:parent-style-name="Standard" style:list-style-name="L6">
      <style:text-properties style:font-name="Liberation Serif1" fo:font-style="normal" style:text-underline-style="none" fo:font-weight="bold" officeooo:rsid="00334a1a" officeooo:paragraph-rsid="00334a1a" style:font-style-asian="normal" style:font-weight-asian="bold" style:font-style-complex="normal" style:font-weight-complex="bold"/>
    </style:style>
    <style:style style:name="P41" style:family="paragraph" style:parent-style-name="Standard" style:list-style-name="L6">
      <style:text-properties style:font-name="Liberation Serif1" fo:font-style="normal" style:text-underline-style="none" fo:font-weight="bold" officeooo:rsid="00345cb6" officeooo:paragraph-rsid="00345cb6" style:font-style-asian="normal" style:font-weight-asian="bold" style:font-style-complex="normal" style:font-weight-complex="bold"/>
    </style:style>
    <style:style style:name="P42" style:family="paragraph" style:parent-style-name="Standard">
      <style:text-properties style:font-name="Liberation Serif1" fo:font-style="normal" style:text-underline-style="none" fo:font-weight="bold" officeooo:rsid="00345cb6" officeooo:paragraph-rsid="00345cb6" style:font-style-asian="normal" style:font-weight-asian="bold" style:font-style-complex="normal" style:font-weight-complex="bold"/>
    </style:style>
    <style:style style:name="P43" style:family="paragraph" style:parent-style-name="Standard" style:list-style-name="L6">
      <style:text-properties style:font-name="Liberation Serif1" fo:font-style="normal" style:text-underline-style="none" fo:font-weight="bold" officeooo:rsid="003818f6" officeooo:paragraph-rsid="003818f6" style:font-style-asian="normal" style:font-weight-asian="bold" style:font-style-complex="normal" style:font-weight-complex="bold"/>
    </style:style>
    <style:style style:name="P44" style:family="paragraph" style:parent-style-name="Standard">
      <style:text-properties style:font-name="Liberation Serif1" fo:font-style="normal" style:text-underline-style="none" fo:font-weight="bold" officeooo:rsid="003818f6" officeooo:paragraph-rsid="003818f6" style:font-style-asian="normal" style:font-weight-asian="bold" style:font-style-complex="normal" style:font-weight-complex="bold"/>
    </style:style>
    <style:style style:name="P45" style:family="paragraph" style:parent-style-name="Standard" style:list-style-name="L2">
      <style:text-properties style:font-name="Liberation Serif1" fo:font-style="italic" fo:font-weight="bold" officeooo:rsid="0014773d" officeooo:paragraph-rsid="0014773d" style:font-style-asian="italic" style:font-weight-asian="bold" style:font-style-complex="italic" style:font-weight-complex="bold"/>
    </style:style>
    <style:style style:name="P46" style:family="paragraph" style:parent-style-name="Standard" style:list-style-name="L3">
      <style:text-properties style:font-name="Liberation Serif1" fo:font-style="italic" fo:font-weight="bold" officeooo:rsid="001a1ba2" officeooo:paragraph-rsid="001a1ba2" style:font-style-asian="italic" style:font-weight-asian="bold" style:font-style-complex="italic" style:font-weight-complex="bold"/>
    </style:style>
    <style:style style:name="P47" style:family="paragraph" style:parent-style-name="Standard" style:list-style-name="L3">
      <style:text-properties style:font-name="Liberation Serif1" fo:font-style="italic" fo:font-weight="bold" officeooo:rsid="001b8ea0" officeooo:paragraph-rsid="001b8ea0" style:font-style-asian="italic" style:font-weight-asian="bold" style:font-style-complex="italic" style:font-weight-complex="bold"/>
    </style:style>
    <style:style style:name="P48" style:family="paragraph" style:parent-style-name="Standard" style:list-style-name="L3">
      <style:text-properties style:font-name="Liberation Serif1" fo:font-style="italic" fo:font-weight="bold" officeooo:rsid="001bdcf7" officeooo:paragraph-rsid="001bdcf7" style:font-style-asian="italic" style:font-weight-asian="bold" style:font-style-complex="italic" style:font-weight-complex="bold"/>
    </style:style>
    <style:style style:name="P49" style:family="paragraph" style:parent-style-name="Standard" style:list-style-name="L3">
      <style:text-properties style:font-name="Liberation Serif1" fo:font-style="italic" fo:font-weight="bold" officeooo:rsid="001dc043" officeooo:paragraph-rsid="001dc043" style:font-style-asian="italic" style:font-weight-asian="bold" style:font-style-complex="italic" style:font-weight-complex="bold"/>
    </style:style>
    <style:style style:name="P50" style:family="paragraph" style:parent-style-name="Standard" style:list-style-name="L3">
      <style:text-properties style:font-name="Liberation Serif1" fo:font-style="italic" fo:font-weight="bold" officeooo:rsid="001f2047" officeooo:paragraph-rsid="001f2047" style:font-style-asian="italic" style:font-weight-asian="bold" style:font-style-complex="italic" style:font-weight-complex="bold"/>
    </style:style>
    <style:style style:name="P51" style:family="paragraph" style:parent-style-name="Standard" style:list-style-name="L3">
      <style:text-properties style:font-name="Liberation Serif1" fo:font-style="italic" fo:font-weight="bold" officeooo:rsid="002294e5" officeooo:paragraph-rsid="002294e5" style:font-style-asian="italic" style:font-weight-asian="bold" style:font-style-complex="italic" style:font-weight-complex="bold"/>
    </style:style>
    <style:style style:name="P52" style:family="paragraph" style:parent-style-name="Standard" style:list-style-name="L3">
      <style:text-properties style:font-name="Liberation Serif1" fo:font-style="italic" fo:font-weight="bold" officeooo:rsid="0023c8c2" officeooo:paragraph-rsid="0023c8c2" style:font-style-asian="italic" style:font-weight-asian="bold" style:font-style-complex="italic" style:font-weight-complex="bold"/>
    </style:style>
    <style:style style:name="P53" style:family="paragraph" style:parent-style-name="Standard" style:list-style-name="L3">
      <style:text-properties style:font-name="Liberation Serif1" fo:font-style="italic" fo:font-weight="bold" officeooo:rsid="0025a919" officeooo:paragraph-rsid="0025a919" style:font-style-asian="italic" style:font-weight-asian="bold" style:font-style-complex="italic" style:font-weight-complex="bold"/>
    </style:style>
    <style:style style:name="P54" style:family="paragraph" style:parent-style-name="Standard" style:list-style-name="L3">
      <style:text-properties style:font-name="Liberation Serif1" fo:font-style="italic" fo:font-weight="bold" officeooo:rsid="00264eb2" officeooo:paragraph-rsid="00264eb2" style:font-style-asian="italic" style:font-weight-asian="bold" style:font-style-complex="italic" style:font-weight-complex="bold"/>
    </style:style>
    <style:style style:name="P55" style:family="paragraph" style:parent-style-name="Standard" style:list-style-name="L3">
      <style:text-properties style:font-name="Liberation Serif1" fo:font-style="italic" fo:font-weight="bold" officeooo:rsid="0026768d" officeooo:paragraph-rsid="0026768d" style:font-style-asian="italic" style:font-weight-asian="bold" style:font-style-complex="italic" style:font-weight-complex="bold"/>
    </style:style>
    <style:style style:name="P56" style:family="paragraph" style:parent-style-name="Standard" style:list-style-name="L3">
      <style:text-properties style:font-name="Liberation Serif1" fo:font-style="italic" style:text-underline-style="none" fo:font-weight="normal" officeooo:rsid="001b8ea0" officeooo:paragraph-rsid="001b8ea0" style:font-style-asian="italic" style:font-weight-asian="normal" style:font-style-complex="italic" style:font-weight-complex="normal"/>
    </style:style>
    <style:style style:name="P57" style:family="paragraph" style:parent-style-name="Standard" style:list-style-name="L3">
      <style:text-properties style:font-name="Liberation Serif1" fo:font-style="italic" style:text-underline-style="none" fo:font-weight="normal" officeooo:rsid="001bdcf7" officeooo:paragraph-rsid="001bdcf7" style:font-style-asian="italic" style:font-weight-asian="normal" style:font-style-complex="italic" style:font-weight-complex="normal"/>
    </style:style>
    <style:style style:name="P58" style:family="paragraph" style:parent-style-name="Standard" style:list-style-name="L3">
      <style:text-properties style:font-name="Liberation Serif1" fo:font-style="italic" style:text-underline-style="none" fo:font-weight="normal" officeooo:rsid="0024db6f" officeooo:paragraph-rsid="0024db6f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170cc" style:font-weight-asian="normal" style:font-weight-complex="normal"/>
    </style:style>
    <style:style style:name="T3" style:family="text">
      <style:text-properties fo:font-weight="normal" officeooo:rsid="00351136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1f22df" style:font-weight-asian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6b912" style:font-weight-asian="normal" style:font-weight-complex="normal"/>
    </style:style>
    <style:style style:name="T15" style:family="text">
      <style:text-properties style:font-name="Nimbus Mono 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Nimbus Mono 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0000"/>
    </style:style>
    <style:style style:name="T19" style:family="text">
      <style:text-properties fo:color="#000000"/>
    </style:style>
    <style:style style:name="T20" style:family="text">
      <style:text-properties officeooo:rsid="003511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ibuintes<text:span text:style-name="T1">:</text:span></text:p>
      <text:p text:style-name="P7"><text:span text:style-name="T1">RIPI, Art. 24. São obrigados ao pagamento do imposto como </text:span>contribuintes<text:span text:style-name="T1">:</text:span></text:p>
      <text:p text:style-name="P7"><text:span text:style-name="T1">I – o </text:span>importador<text:span text:style-name="T1">, em relação ao FG decorrente do </text:span><text:span text:style-name="T4">desembaraço aduaneiro</text:span><text:span text:style-name="T7"> de produto de procedência estrangeira;</text:span></text:p>
      <text:p text:style-name="P7"><text:span text:style-name="T7">II – o </text:span><text:span text:style-name="T6">industrial</text:span><text:span text:style-name="T7">, em relação ao FG decorrente da </text:span><text:span text:style-name="T4">saída de produto </text:span><text:span text:style-name="T7">que industrializar em seu estabelecimento, bem como quanto aos demais FG’s decorrentes de atos que praticar;</text:span></text:p>
      <text:p text:style-name="P7"><text:span text:style-name="T7">III – o estabelecimento </text:span><text:span text:style-name="T6">equiparado ao industrial</text:span><text:span text:style-name="T7">, quanto ao FG relativo aos produtos que dele saírem, bem como quanto aos demais FG’s decorrentes de atos que praticar;</text:span></text:p>
      <text:p text:style-name="P8">IV – os que consumirem ou usarem em outra finalidade, ou remeterem a pessoas que não sejam empresas jornalísticas ou editoras, o papel destinado á impressão de livros, jornais e periódicos, quando alcançado pela imunidade prevista no inciso I do art. 18.</text:p>
      <text:p text:style-name="P8"/>
      <text:p text:style-name="P9"><text:span text:style-name="T6">Princípio da autonomia dos estabelecimentos</text:span><text:span text:style-name="T7">:</text:span></text:p>
      <text:p text:style-name="P7"><text:span text:style-name="T7">Parágrafo único. Considera-se </text:span><text:span text:style-name="T6">contribuinte autônomo</text:span><text:span text:style-name="T7"> qualquer estabelecimento de importador, industrial ou comerciante, </text:span><text:span text:style-name="T6">em relação a cada FG que decorra de ato que praticar</text:span><text:span text:style-name="T7">.</text:span></text:p>
      <text:p text:style-name="P8"/>
      <text:p text:style-name="P11">Isso significa que os diversos estabelecimentos de uma mesma PJ são autônomos, possuindo domicílio fiscal próprio, e devendo cumprir obrigações acessórias independentemente dos demais.</text:p>
      <text:p text:style-name="P11"/>
      <text:p text:style-name="P10"><text:span text:style-name="T7">STF: é </text:span><text:span text:style-name="T6">legítima</text:span><text:span text:style-name="T7"> a incidência do IPI na importação de automóveis por PF para uso próprio.</text:span></text:p>
      <text:p text:style-name="P12"/>
      <text:p text:style-name="P10"><text:span text:style-name="T6">Atacadista</text:span><text:span text:style-name="T7">: estabelecimento que efetua vendas</text:span></text:p>
      <text:list xml:id="list760810312067945041" text:style-name="L1">
        <text:list-item>
          <text:p text:style-name="P15"><text:span text:style-name="T7">de </text:span><text:span text:style-name="T4">bens de produção</text:span><text:span text:style-name="T7">, exceto à particulares em quantidade que não exceda a normalmente destinada ao seu próprio uso;</text:span></text:p>
        </text:list-item>
        <text:list-item>
          <text:p text:style-name="P15"><text:span text:style-name="T7">de </text:span><text:span text:style-name="T4">bens de consumo</text:span><text:span text:style-name="T7">, em quantidade superior àquela normalmente destinada a uso próprio do adquirente; e</text:span></text:p>
        </text:list-item>
        <text:list-item>
          <text:p text:style-name="P16">a revendedores.</text:p>
        </text:list-item>
      </text:list>
      <text:p text:style-name="P4"/>
      <text:p text:style-name="P3"><text:span text:style-name="T6">Varejista</text:span><text:span text:style-name="T7">: estabelecimento que efetua vendas</text:span></text:p>
      <text:list xml:id="list1501363988429719150" text:style-name="L2">
        <text:list-item>
          <text:p text:style-name="P45"><text:span text:style-name="T1">diretas ao consumidor</text:span><text:span text:style-name="T7">, ainda que realize vendas por atacado esporadicamente, considerando-se esporádicas as vendas por atacado quando, </text:span><text:span text:style-name="T6">no mesmo semestre civil, seu valor não exceder 20%</text:span><text:span text:style-name="T7"> do total das vendas realizadas.</text:span></text:p>
        </text:list-item>
      </text:list>
      <text:p text:style-name="P5"/>
      <text:p text:style-name="P6">Equiparação a industrial por determinação legal<text:span text:style-name="T1">:</text:span></text:p>
      <text:list xml:id="list8513299982552804973" text:style-name="L3">
        <text:list-item>
          <text:p text:style-name="P17">estabelecimentos importadores e suas filiais;</text:p>
          <text:list>
            <text:list-item>
              <text:p text:style-name="P46"><text:span text:style-name="T1">quando importador paga IPI em 2 momentos: no desembaraço aduaneiro, e na saída de seu estabelecimento</text:span><text:span text:style-name="T7">;</text:span></text:p>
            </text:list-item>
          </text:list>
        </text:list-item>
        <text:list-item>
          <text:p text:style-name="P18">importação por encomenda ou por conta e ordem de terceiros;</text:p>
          <text:list>
            <text:list-item>
              <text:p text:style-name="P47"><text:span text:style-name="T1">ocorrem 3 FG’s do IPI: (i) no desembaraço aduaneiro; (ii) na saída do estabelecimento do importador; e (iii) na saída do estabelecimento do comerciante</text:span><text:span text:style-name="T7">;</text:span></text:p>
            </text:list-item>
            <text:list-item>
              <text:p text:style-name="P47"><text:span text:style-name="T1">presume-se por </text:span><text:span text:style-name="T10">conta e ordem de terceiro</text:span><text:span text:style-name="T13"> a operação de comércio exterior realizada:</text:span></text:p>
              <text:list>
                <text:list-item>
                  <text:p text:style-name="P56">mediante uso de recursos de terceiro; ou</text:p>
                </text:list-item>
                <text:list-item>
                  <text:p text:style-name="P47"><text:soft-page-break/><text:span text:style-name="T13">em desacordo com os requisitos e condições estabelecidos pela RFB</text:span><text:span text:style-name="T8">;</text:span></text:p>
                </text:list-item>
              </text:list>
            </text:list-item>
            <text:list-item>
              <text:p text:style-name="P47"><text:span text:style-name="T13">já </text:span><text:span text:style-name="T10">importação por encomenda</text:span><text:span text:style-name="T13"> é aquela realizada com recursos próprios da PJ importadora que adquira mercadorias no exterior para revenda a encomendante predeterminado, participando ou não o encomendante das operações comerciais relativas à aquisição dos produtos no exterior</text:span><text:span text:style-name="T8">;</text:span></text:p>
            </text:list-item>
            <text:list-item>
              <text:p text:style-name="P57">a RFB:</text:p>
              <text:list>
                <text:list-item>
                  <text:p text:style-name="P57">deve estabelecer requisitos e condições para a PJ importadora por conta e ordem ou por encomenda;</text:p>
                </text:list-item>
                <text:list-item>
                  <text:p text:style-name="P48"><text:span text:style-name="T13">pode exigir prestação de garantia como condição para a entrega de mercadorias, quando o valor das importações for incompatível como CS ou o PL do importador ou encomendante predeterminado, ou, no caso de importação por conta e ordem, do adquirente</text:span><text:span text:style-name="T8">;</text:span></text:p>
                </text:list-item>
              </text:list>
            </text:list-item>
          </text:list>
        </text:list-item>
        <text:list-item>
          <text:p text:style-name="P19">encomendantes no mercado interno;</text:p>
          <text:list>
            <text:list-item>
              <text:p text:style-name="P48"><text:span text:style-name="T13">quando os estabelecimentos comerciais de produtos cuja industrialização tenha sido realizada por outro estabelecimento </text:span><text:span text:style-name="T10">da mesma firma ou de terceiro</text:span><text:span text:style-name="T13">, </text:span><text:span text:style-name="T10">mediante remessa, por eles efetuada, de matérias-primas, produtos intermediários, embalagens, recipientes, moldes, matrizes ou modelos</text:span><text:span text:style-name="T8">;</text:span></text:p>
            </text:list-item>
          </text:list>
        </text:list-item>
        <text:list-item>
          <text:p text:style-name="P20">encomenda de industrialização de bebidas, líquidos alcoólicos e vinagres;</text:p>
          <text:list>
            <text:list-item>
              <text:p text:style-name="P49"><text:span text:style-name="T13">idem ao anterior, mas não há a necessidade da remessa de insumos para se caracterizar a equiparação</text:span><text:span text:style-name="T8">;</text:span></text:p>
            </text:list-item>
            <text:list-item>
              <text:p text:style-name="P49"><text:span text:style-name="T13">se uma questão mencionar a industrialização por encomenda de bebidas e citar alguma restrição em relação à marca ou ao nome fantasia, estará </text:span><text:span text:style-name="T12">errada</text:span><text:span text:style-name="T8">;</text:span></text:p>
            </text:list-item>
          </text:list>
        </text:list-item>
        <text:list-item>
          <text:p text:style-name="P21">filial atacadista;</text:p>
          <text:list>
            <text:list-item>
              <text:p text:style-name="P50"><text:span text:style-name="T13">são equiparados ao industrial as filiais e demais estabelecimentos que exercerem o comércio de </text:span><text:span text:style-name="T10">produtos importados, industrializados ou mandados industrializar por outro estabelecimento da mesma firma, </text:span><text:span text:style-name="T9">salvo</text:span><text:span text:style-name="T10"> se aqueles operarem </text:span><text:span text:style-name="T9">exclusivamente</text:span><text:span text:style-name="T10"> na venda a </text:span><text:span text:style-name="T9">varejo</text:span><text:span text:style-name="T10"> e não estiverem enquadrados na hipó</text:span><text:span text:style-name="T11">te</text:span><text:span text:style-name="T10">se do item “estabelecimentos importadores e suas filiais” visto acima</text:span><text:span text:style-name="T8">;</text:span></text:p>
            </text:list-item>
          </text:list>
        </text:list-item>
        <text:list-item>
          <text:p text:style-name="P22">atacadista de pérolas, pedras e metais preciosos;</text:p>
        </text:list-item>
        <text:list-item>
          <text:p text:style-name="P22">atacadista de bebidas quentes;</text:p>
          <text:list>
            <text:list-item>
              <text:p text:style-name="P51"><text:span text:style-name="T13">atacadistas e cooperativas só serão equiparadas a industriais se os produtos estiverem acondicionados em recipientes de </text:span><text:span text:style-name="T10">capacidade superior ao limite máximo (1L) permitido para venda a varejo</text:span><text:span text:style-name="T8">;</text:span></text:p>
            </text:list-item>
            <text:list-item>
              <text:p text:style-name="P52"><text:span text:style-name="T13">RIPI:</text:span><text:span text:style-name="T8"><text:line-break/></text:span><text:span text:style-name="T15">Art. 44. As bebidas (…) acondicionadas em recipientes de capacidade superior ao limite máximo permitido para a venda a varejo </text:span><text:span text:style-name="T16">sairão obrigatoriamente com suspensão do imposto dos respectivos estabelecimentos produtores, dos atacadistas e das cooperativas de produtores</text:span><text:span text:style-name="T15">, quando destinados aos seguintes estabelecimentos:<text:line-break/>I – industriais que as usem como matéria-prima ou produto intermediário na fabricação de bebidas;<text:line-break/>II – atacadistas e cooperativas de produtores; e<text:line-break/>III – engarrafadores dos mesmos produtos.</text:span></text:p>
            </text:list-item>
          </text:list>
        </text:list-item>
        <text:list-item>
          <text:p text:style-name="P23">atacadista de produtos de beleza importados;</text:p>
          <text:list>
            <text:list-item>
              <text:p text:style-name="P58">IPI incide em 3 momentos: (i) no desembaraço aduaneiro; (ii) na saída do estabelecimento do importador; e (iii) na saída do estabelecimento do atacadista;</text:p>
            </text:list-item>
          </text:list>
        </text:list-item>
        <text:list-item>
          <text:p text:style-name="P23">atacadista de automóveis;</text:p>
          <text:list>
            <text:list-item>
              <text:p text:style-name="P53"><text:soft-page-break/><text:span text:style-name="T13">em regra, as concessionárias </text:span><text:span text:style-name="T12">não</text:span><text:span text:style-name="T13"> são atacadistas, mas se excederem 20% do total de vendas no semestre civil, será equiparada a industrial</text:span><text:span text:style-name="T8">;</text:span></text:p>
            </text:list-item>
          </text:list>
        </text:list-item>
        <text:list-item>
          <text:p text:style-name="P24">atacadista de produtos específicos, em operação realizada entre pessoas interligadas;</text:p>
          <text:list>
            <text:list-item>
              <text:p text:style-name="P54"><text:span text:style-name="T13">quando adquirente e remetente são empresas controladoras ou controladas, coligadas, interligadas ou interdependentes</text:span><text:span text:style-name="T8">;</text:span></text:p>
            </text:list-item>
            <text:list-item>
              <text:p text:style-name="P55"><text:span text:style-name="T13">é possível, por decreto, excluir produtos da lista de produtos específicos, ou acrescentar outro, desde que a alíquota do IPI seja igual ou superior a 15% </text:span><text:span text:style-name="T14">nesse último caso</text:span><text:span text:style-name="T8">;</text:span></text:p>
            </text:list-item>
          </text:list>
        </text:list-item>
        <text:list-item>
          <text:p text:style-name="P25">industrial que vende bens de produção;</text:p>
        </text:list-item>
        <text:list-item>
          <text:p text:style-name="P26">distribuição de águas, cervejas e refrigerantes.</text:p>
        </text:list-item>
      </text:list>
      <text:p text:style-name="P27"/>
      <text:p text:style-name="P28">Hipóteses de equiparação a industrial por opção<text:span text:style-name="T1">:</text:span></text:p>
      <text:list xml:id="list3342612311634659880" text:style-name="L4">
        <text:list-item>
          <text:p text:style-name="P29"><text:span text:style-name="T1">estabelecimentos comerciais que derem saída a </text:span>bens de produção<text:span text:style-name="T1">, para estabelecimentos </text:span>industriais ou revendedores<text:span text:style-name="T1">;</text:span></text:p>
        </text:list-item>
        <text:list-item>
          <text:p text:style-name="P30"><text:span text:style-name="T1">cooperativas que se dedicarem à venda em comum de </text:span>bens de produção<text:span text:style-name="T1">, recebidos de seus associados para comercialização;</text:span></text:p>
        </text:list-item>
        <text:list-item>
          <text:p text:style-name="P30">Atenção!<text:span text:style-name="T1"> Permite-se desistir da equiparação, ou seja, ela não é irretratável.</text:span></text:p>
        </text:list-item>
      </text:list>
      <text:p text:style-name="P31"><text:span text:style-name="T1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">Questão pegadinha, muita atenção!</text:p>
          </table:table-cell>
        </table:table-row>
        <table:table-row>
          <table:table-cell table:style-name="Tabela1.A2" office:value-type="string">
            <text:p text:style-name="P14">(Estratégia/2017) Equiparam-se a estabelecimento industrial os estabelecimentos importadores de produtos de procedência estrangeira, ainda que não deem saída a esses produtos.</text:p>
            <text:p text:style-name="P14"/>
            <text:p text:style-name="P14">Gabarito: Errado.</text:p>
            <text:p text:style-name="P14"/>
            <text:p text:style-name="P14">O art. 9º, I, do RIPI, determina a equiparação dos estabelecimentos importadores de produtos de procedência estrangeira <text:span text:style-name="T17">quando derem saída a esses produtos</text:span><text:span text:style-name="T1">. Se não dão saída, esses estabelecimentos figuram como </text:span><text:span text:style-name="T17">contribuinte</text:span><text:span text:style-name="T1">, na qualidade de </text:span><text:span text:style-name="T17">importador</text:span><text:span text:style-name="T1">, em relação ao FG ocorrido com o desembaraço aduaneiro dos produtos.</text:span></text:p>
          </table:table-cell>
        </table:table-row>
      </table:table>
      <text:p text:style-name="P31"><text:span text:style-name="T1"/></text:p>
      <text:p text:style-name="P32">Responsabilidade tributária<text:span text:style-name="T1">:</text:span></text:p>
      <text:list xml:id="list2855772825947869711" text:style-name="L5">
        <text:list-item>
          <text:p text:style-name="P33"><text:span text:style-name="T1">responsável = sujeito passivo indireto;</text:span></text:p>
        </text:list-item>
        <text:list-item>
          <text:p text:style-name="P33"><text:span text:style-name="T1">a lei pode atribuir de modo expresso a responsabilidade pelo CT a terceira pessoa, </text:span>vinculada ao FG da respectiva obrigação<text:span text:style-name="T1">;</text:span></text:p>
        </text:list-item>
        <text:list-item>
          <text:p text:style-name="P34"><text:span text:style-name="T1">subdivide-se em:</text:span></text:p>
          <text:list>
            <text:list-item>
              <text:p text:style-name="P34"><text:span text:style-name="T1">responsáveis;</text:span></text:p>
            </text:list-item>
            <text:list-item>
              <text:p text:style-name="P34"><text:span text:style-name="T1">responsáveis como contribuinte substituto;</text:span></text:p>
            </text:list-item>
            <text:list-item>
              <text:p text:style-name="P34"><text:span text:style-name="T1">responsáveis solidários; e</text:span></text:p>
            </text:list-item>
            <text:list-item>
              <text:p text:style-name="P34"><text:span text:style-name="T1">responsáveis por infração.</text:span></text:p>
            </text:list-item>
          </text:list>
        </text:list-item>
      </text:list>
      <text:p text:style-name="P35"><text:span text:style-name="T1"/></text:p>
      <text:p text:style-name="P35">Responsáveis<text:span text:style-name="T1">:</text:span></text:p>
      <text:list xml:id="list3119159169689777458" text:style-name="L6">
        <text:list-item>
          <text:p text:style-name="P36">Atenção!<text:span text:style-name="T1"> Todos os casos desse tópico se referem a algum </text:span>descumprimento de condições ou obrigações acessórias<text:span text:style-name="T1">;</text:span></text:p>
        </text:list-item>
        <text:list-item>
          <text:p text:style-name="P36"><text:span text:style-name="T1">é </text:span>responsável<text:span text:style-name="T1"> o </text:span><text:span text:style-name="T19">transportador</text:span><text:span text:style-name="T1">, em relação aos produtos tributados que transportar, </text:span>d<text:span text:style-name="T19">esacompanhados da documentação comprobatória da procedência</text:span><text:span text:style-name="T1">;</text:span></text:p>
        </text:list-item>
        <text:list-item>
          <text:p text:style-name="P36"><text:span text:style-name="T1">é </text:span>responsável <text:span text:style-name="T18">pessoal</text:span><text:span text:style-name="T1"> o transportador quando houver o </text:span>extravio de documentos que lhe tenha sido entregue pelos remetentes dos produtos<text:span text:style-name="T1">;</text:span></text:p>
        </text:list-item>
        <text:list-item>
          <text:p text:style-name="P36"><text:span text:style-name="T1">é </text:span>responsável<text:span text:style-name="T1"> o </text:span>possuidor ou detentor<text:span text:style-name="T1">, em relação aos produtos tributados que possuir ou mantiver para fins de venda ou industrialização, quando </text:span>desacompanhados da documentação comprobatória de sua procedência<text:span text:style-name="T1">;</text:span></text:p>
        </text:list-item>
        <text:list-item>
          <text:p text:style-name="P36"><text:soft-page-break/><text:span text:style-name="T1">é </text:span>responsável<text:span text:style-name="T1"> o estabelecimento comercial </text:span>atacadista<text:span text:style-name="T1"> de produtos sujeitos ao regime de </text:span>bebidas quentes<text:span text:style-name="T1">, que possuir ou mantiver produtos </text:span>desacompanhados da documentação comprobatória de sua procedência, ou que deles der saída<text:span text:style-name="T1">;</text:span></text:p>
        </text:list-item>
        <text:list-item>
          <text:p text:style-name="P36"><text:span text:style-name="T1">é </text:span>responsável<text:span text:style-name="T1"> o estabelecimento </text:span>adquirente<text:span text:style-name="T1"> </text:span>de produtos usados<text:span text:style-name="T1"> </text:span>cuja<text:span text:style-name="T1"> </text:span>origem não possa ser comprovada <text:span text:style-name="T1">pela falta de marcação, se exigível, de documento fiscal próprio ou do documento a que se refere o art. 372;</text:span></text:p>
        </text:list-item>
        <text:list-item>
          <text:p text:style-name="P37"><text:span text:style-name="T1">é </text:span>responsável<text:span text:style-name="T1"> o proprietário, o possuidor, o transportador ou qualquer outro detentor de produtos nacionais, de </text:span>bebidas ou cigarros<text:span text:style-name="T1">, saídos do estabelecimento industrial com imunidade ou suspensão do imposto, </text:span>para exportação, encontrados no País em situação diversa, salvo se em trânsito, quando<text:span text:style-name="T1">:</text:span></text:p>
          <text:list>
            <text:list-item>
              <text:p text:style-name="P37"><text:span text:style-name="T1">destinados a uso ou consumo de bordo, em embarcações ou aeronaves de tráfego internacional, com pagamento em moeda conversível;</text:span></text:p>
            </text:list-item>
            <text:list-item>
              <text:p text:style-name="P37"><text:span text:style-name="T1">destinados a lojas francas, em operação de venda direta;</text:span></text:p>
            </text:list-item>
            <text:list-item>
              <text:p text:style-name="P37"><text:span text:style-name="T1">adquiridos por empresa comercial exportadora, com o fim específico de exportação, e remetidos diretamente do estabelecimento industrial para embarque de exportação ou para recintos alfandegados, por conta e ordem do adquirente; ou</text:span></text:p>
            </text:list-item>
            <text:list-item>
              <text:p text:style-name="P37"><text:span text:style-name="T1">remetidos a recintos alfandegados ou a outros locais onde se processo</text:span><text:span text:style-name="T2">u</text:span><text:span text:style-name="T1"> o despacho aduaneiro de exportação;</text:span></text:p>
            </text:list-item>
          </text:list>
        </text:list-item>
        <text:list-item>
          <text:p text:style-name="P38"><text:span text:style-name="T1">são </text:span>responsáveis<text:span text:style-name="T1"> os estabelecimentos que possuírem produtos tributados ou isentos, sujeitos a serem rotulados ou marcados, ou, ainda, ao selo de controle, quando não estiverem rotulados, marcados ou selados;</text:span></text:p>
        </text:list-item>
        <text:list-item>
          <text:p text:style-name="P38"><text:span text:style-name="T1">são </text:span>responsáveis<text:span text:style-name="T1"> os que desatenderem as normas e requisitos a que estiver condicionada a imunidade, a isenção ou a suspensão do imposto;</text:span></text:p>
        </text:list-item>
        <text:list-item>
          <text:p text:style-name="P39"><text:span text:style-name="T1">é </text:span>responsável<text:span text:style-name="T1"> a empresa comercial exportadora, em relação ao imposto que deixou de ser pago, na saída do estabelecimento industrial, referente aos produtos por ela adquiridos com o fim específico de exportação, nas hipóteses em que:</text:span></text:p>
          <text:list>
            <text:list-item>
              <text:p text:style-name="P39"><text:span text:style-name="T1">tenha transcorrido </text:span>180 dias da data da emissão da NF de venda<text:span text:style-name="T1"> pelo estabelecimento industrial, </text:span>não houver sido efetivada a exportação<text:span text:style-name="T1">;</text:span></text:p>
            </text:list-item>
            <text:list-item>
              <text:p text:style-name="P39"><text:span text:style-name="T1">os produtos forem </text:span>revendidos no mercado interno<text:span text:style-name="T1">; ou</text:span></text:p>
            </text:list-item>
            <text:list-item>
              <text:p text:style-name="P39"><text:span text:style-name="T1">ocorrer </text:span>a destruição, o furto ou roubo dos produtos<text:span text:style-name="T1">;</text:span></text:p>
            </text:list-item>
          </text:list>
        </text:list-item>
        <text:list-item>
          <text:p text:style-name="P40"><text:span text:style-name="T1">é </text:span>responsável<text:span text:style-name="T1"> a </text:span>PF ou PJ<text:span text:style-name="T1"> que não seja empresa jornalística ou editora, em cuja posse for encontrado o papel, destinado à impressão de livros, jornais e periódicos;</text:span></text:p>
          <text:list>
            <text:list-item>
              <text:p text:style-name="P41">Atenção!<text:span text:style-name="T1"> Quem remete o papel imune a outra empresa que não seja jornalística ou editora é </text:span><text:span text:style-name="T5">contribuinte</text:span><text:span text:style-name="T4"> </text:span><text:span text:style-name="T1">do IPI, ao passo que aquele em cuja posse for encontrado papel imune é </text:span><text:span text:style-name="T5">responsável</text:span><text:span text:style-name="T1"> pelo IPI. </text:span><text:span text:style-name="T3">Ademais, ambos respondem </text:span><text:span text:style-name="T20">solidariamente</text:span><text:span text:style-name="T3">;</text:span></text:p>
            </text:list-item>
          </text:list>
        </text:list-item>
        <text:list-item>
          <text:p text:style-name="P43"><text:span text:style-name="T3">h</text:span><text:span text:style-name="T1">á outros casos, relacionados ao regime de bebidas, que serão vistos em aula posterior.</text:span></text:p>
        </text:list-item>
      </text:list>
      <text:p text:style-name="P44"><text:span text:style-name="T1"/></text:p>
      <text:p text:style-name="P4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dd13" officeooo:paragraph-rsid="0012dd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IPI: contribuintes, responsáveis, estabelecimentos industriais e equiparados, domicíli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5:01:12.972217241</meta:creation-date>
    <dc:date>2018-03-11T09:58:52.211547170</dc:date>
    <meta:editing-duration>PT1H52M32S</meta:editing-duration>
    <meta:editing-cycles>32</meta:editing-cycles>
    <meta:generator>LibreOffice/5.2.7.2$Linux_X86_64 LibreOffice_project/20m0$Build-2</meta:generator>
    <meta:document-statistic meta:table-count="1" meta:image-count="0" meta:object-count="0" meta:page-count="4" meta:paragraph-count="86" meta:word-count="1533" meta:character-count="10204" meta:non-whitespace-character-count="8814"/>
  </office:meta>
</office:document-meta>
</file>